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9965in" table:align="left"/>
    </style:style>
    <style:style style:name="Table1.A" style:family="table-column">
      <style:table-column-properties style:column-width="3.996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6826in"/>
    </style:style>
    <style:style style:name="Table2" style:family="table">
      <style:table-properties style:width="3.9965in" table:align="left"/>
    </style:style>
    <style:style style:name="Table2.A" style:family="table-column">
      <style:table-column-properties style:column-width="3.9965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9972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Linux Biolinum G" officeooo:rsid="0013dfe5" officeooo:paragraph-rsid="0013dfe5"/>
    </style:style>
    <style:style style:name="P2" style:family="paragraph" style:parent-style-name="Standard">
      <style:text-properties style:font-name="Linux Biolinum G" fo:font-size="16pt" officeooo:rsid="0013dfe5" officeooo:paragraph-rsid="0013dfe5" style:font-size-asian="16pt" style:font-size-complex="16pt"/>
    </style:style>
    <style:style style:name="P3" style:family="paragraph" style:parent-style-name="Standard">
      <style:text-properties style:font-name="Linux Biolinum G" officeooo:rsid="001700b7" officeooo:paragraph-rsid="001700b7"/>
    </style:style>
    <style:style style:name="P4" style:family="paragraph" style:parent-style-name="Standard">
      <style:text-properties style:font-name="Linux Biolinum G" officeooo:rsid="00178eac" officeooo:paragraph-rsid="00178eac"/>
    </style:style>
    <style:style style:name="P5" style:family="paragraph" style:parent-style-name="Table_20_Contents">
      <style:text-properties style:font-name="Consolas" officeooo:rsid="0013dfe5" officeooo:paragraph-rsid="0013dfe5"/>
    </style:style>
    <style:style style:name="P6" style:family="paragraph" style:parent-style-name="Table_20_Contents">
      <style:text-properties style:font-name="Consolas" officeooo:rsid="001402b7" officeooo:paragraph-rsid="001402b7"/>
    </style:style>
    <style:style style:name="P7" style:family="paragraph" style:parent-style-name="Table_20_Contents">
      <style:text-properties style:font-name="Consolas" officeooo:rsid="00151f72" officeooo:paragraph-rsid="00151f72"/>
    </style:style>
    <style:style style:name="P8" style:family="paragraph" style:parent-style-name="Table_20_Contents">
      <style:text-properties style:font-name="Consolas" officeooo:rsid="00178d9c" officeooo:paragraph-rsid="00178d9c"/>
    </style:style>
    <style:style style:name="P9" style:family="paragraph" style:parent-style-name="Table_20_Contents">
      <style:text-properties style:font-name="Consolas" officeooo:rsid="00178d9c" officeooo:paragraph-rsid="00178eac"/>
    </style:style>
    <style:style style:name="P10" style:family="paragraph" style:parent-style-name="Table_20_Contents">
      <style:text-properties style:font-name="Consolas" officeooo:rsid="00178eac" officeooo:paragraph-rsid="00178eac"/>
    </style:style>
    <style:style style:name="P11" style:family="paragraph" style:parent-style-name="Table_20_Contents">
      <style:text-properties style:font-name="Consolas" officeooo:rsid="00186257" officeooo:paragraph-rsid="00186257"/>
    </style:style>
    <style:style style:name="P12" style:family="paragraph" style:parent-style-name="Table_20_Contents">
      <style:text-properties style:font-name="Consolas" officeooo:rsid="00186257" officeooo:paragraph-rsid="00178eac"/>
    </style:style>
    <style:style style:name="P13" style:family="paragraph" style:parent-style-name="Table_20_Contents">
      <style:text-properties style:font-name="Consolas" officeooo:rsid="00186257" officeooo:paragraph-rsid="00191aea"/>
    </style:style>
    <style:style style:name="P14" style:family="paragraph" style:parent-style-name="Table_20_Contents">
      <style:text-properties style:font-name="Consolas" officeooo:rsid="00186257" officeooo:paragraph-rsid="001ac1ca"/>
    </style:style>
    <style:style style:name="P15" style:family="paragraph" style:parent-style-name="Table_20_Contents">
      <style:text-properties style:font-name="Consolas" officeooo:rsid="001700b7" officeooo:paragraph-rsid="001700b7"/>
    </style:style>
    <style:style style:name="P16" style:family="paragraph" style:parent-style-name="Table_20_Contents">
      <style:text-properties style:font-name="Consolas" officeooo:rsid="00191aea" officeooo:paragraph-rsid="00191aea"/>
    </style:style>
    <style:style style:name="P17" style:family="paragraph" style:parent-style-name="Table_20_Contents">
      <style:text-properties style:font-name="Consolas" officeooo:rsid="00191aea" officeooo:paragraph-rsid="001ac1ca"/>
    </style:style>
    <style:style style:name="P18" style:family="paragraph" style:parent-style-name="Table_20_Contents">
      <style:text-properties style:font-name="Consolas" officeooo:rsid="00191aea" officeooo:paragraph-rsid="001aea6e"/>
    </style:style>
    <style:style style:name="P19" style:family="paragraph" style:parent-style-name="Table_20_Contents">
      <style:text-properties style:font-name="Consolas" officeooo:rsid="00191aea" officeooo:paragraph-rsid="001bd936"/>
    </style:style>
    <style:style style:name="P20" style:family="paragraph" style:parent-style-name="Table_20_Contents">
      <style:text-properties style:font-name="Consolas" officeooo:rsid="001ac1ca" officeooo:paragraph-rsid="001ac1ca"/>
    </style:style>
    <style:style style:name="T1" style:family="text">
      <style:text-properties officeooo:rsid="001402b7"/>
    </style:style>
    <style:style style:name="T2" style:family="text">
      <style:text-properties officeooo:rsid="00151f72"/>
    </style:style>
    <style:style style:name="T3" style:family="text">
      <style:text-properties style:font-name="Consolas"/>
    </style:style>
    <style:style style:name="T4" style:family="text">
      <style:text-properties style:font-name="Consolas" officeooo:rsid="00151f72"/>
    </style:style>
    <style:style style:name="T5" style:family="text">
      <style:text-properties style:font-name="Consolas" officeooo:rsid="00191aea"/>
    </style:style>
    <style:style style:name="T6" style:family="text">
      <style:text-properties style:font-name="Consolas" officeooo:rsid="001ac1ca"/>
    </style:style>
    <style:style style:name="T7" style:family="text">
      <style:text-properties officeooo:rsid="00178d9c"/>
    </style:style>
    <style:style style:name="T8" style:family="text">
      <style:text-properties officeooo:rsid="00178eac"/>
    </style:style>
    <style:style style:name="T9" style:family="text">
      <style:text-properties officeooo:rsid="00186257"/>
    </style:style>
    <style:style style:name="T10" style:family="text">
      <style:text-properties officeooo:rsid="00191aea"/>
    </style:style>
    <style:style style:name="T11" style:family="text">
      <style:text-properties officeooo:rsid="001ac1ca"/>
    </style:style>
    <style:style style:name="T12" style:family="text">
      <style:text-properties officeooo:rsid="001aea6e"/>
    </style:style>
    <style:style style:name="T13" style:family="text">
      <style:text-properties officeooo:rsid="001bd936"/>
    </style:style>
    <style:style style:name="T14" style:family="text">
      <style:text-properties officeooo:rsid="001da55b"/>
    </style:style>
    <style:style style:name="T15" style:family="text">
      <style:text-properties officeooo:rsid="001ee9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gaDesk</text:p>
      <text:p text:style-name="P1">Program Design</text:p>
      <text:p text:style-name="P1"/>
      <text:p text:style-name="P1">Object 1 – Desk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Desk</text:p>
          </table:table-cell>
        </table:table-row>
        <table:table-row>
          <table:table-cell table:style-name="Table1.A2" office:value-type="string">
            <text:p text:style-name="P5">- _<text:span text:style-name="T1">width:int</text:span></text:p>
            <text:p text:style-name="P6">- _depth:int</text:p>
            <text:p text:style-name="P6">- _numDrawers:int</text:p>
            <text:p text:style-name="P6">- _material:<text:span text:style-name="T2">DeskMaterialEnum</text:span></text:p>
          </table:table-cell>
        </table:table-row>
        <table:table-row table:style-name="Table1.3">
          <table:table-cell table:style-name="Table1.A2" office:value-type="string">
            <text:p text:style-name="P11">+ Desk(width:int, depth:int, numDrawers:int, material:DeskMaterialEnum)</text:p>
            <text:p text:style-name="P6">+ <text:span text:style-name="T7">S</text:span>etWidth(width:<text:span text:style-name="T2">int</text:span>)</text:p>
            <text:p text:style-name="P6">+ <text:span text:style-name="T7">G</text:span>etWidth():<text:span text:style-name="T2">int</text:span></text:p>
            <text:p text:style-name="P7">+ <text:span text:style-name="T7">S</text:span>etDepth(depth:int)</text:p>
            <text:p text:style-name="P7">+ <text:span text:style-name="T7">G</text:span>etDepth():int</text:p>
            <text:p text:style-name="P7">+ <text:span text:style-name="T7">S</text:span>etNumDrawers(numDrawers:int)</text:p>
            <text:p text:style-name="P7">+ <text:span text:style-name="T7">G</text:span>etNumDrawers():int</text:p>
            <text:p text:style-name="P7">+ <text:span text:style-name="T7">S</text:span>etMaterial(material:DeskMaterialEnum)</text:p>
            <text:p text:style-name="P7">+ <text:span text:style-name="T7">G</text:span>etMaterial():DeskMaterialEnum</text:p>
            <text:p text:style-name="P20">+ GetSurfaceArea()</text:p>
          </table:table-cell>
        </table:table-row>
      </table:table>
      <text:p text:style-name="P1"/>
      <text:p text:style-name="P4">Note: <text:span text:style-name="T4">DeskMaterialEnum </text:span>will enumerate the values: <text:span text:style-name="T3">Oak, </text:span><text:span text:style-name="T6">Laminate</text:span><text:span text:style-name="T3">, Rosewood, Veneer, and Pine</text:span></text:p>
      <text:p text:style-name="P1"/>
      <text:p text:style-name="P3">Pseudo code <text:span text:style-name="T10">(omitting getters with common structure)</text:span>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4">Desk(width, depth, numDrawers, material)</text:p>
            <text:p text:style-name="P14"><text:s text:c="2"/>SetWidth(width)</text:p>
            <text:p text:style-name="P14"><text:s text:c="2"/>SetDepth(depth)</text:p>
            <text:p text:style-name="P14"><text:s text:c="2"/>SetNumDrawers(numDrawers)</text:p>
            <text:p text:style-name="P14"><text:s text:c="2"/>SetMaterial(material)</text:p>
            <text:p text:style-name="P14">END</text:p>
            <text:p text:style-name="P8"/>
            <text:p text:style-name="P8">SetWidth(width)</text:p>
            <text:p text:style-name="P8"><text:s text:c="2"/>IF width &lt;= 96 &amp;&amp; width &gt;= 24 THEN</text:p>
            <text:p text:style-name="P8"><text:s text:c="4"/>_width = width</text:p>
            <text:p text:style-name="P8"><text:s text:c="2"/>ELSE</text:p>
            <text:p text:style-name="P8"><text:s text:c="4"/>throw “Unacceptable width”</text:p>
            <text:p text:style-name="P8"><text:s text:c="2"/>END</text:p>
            <text:p text:style-name="P8">END</text:p>
            <text:p text:style-name="P8"/>
            <text:p text:style-name="P9">Set<text:span text:style-name="T8">Depth</text:span>(<text:span text:style-name="T8">depth</text:span>)</text:p>
            <text:p text:style-name="P9"><text:s text:c="2"/>IF <text:span text:style-name="T8">depth</text:span> &lt;= <text:span text:style-name="T8">48</text:span> &amp;&amp; <text:span text:style-name="T8">depth</text:span> &gt;= <text:span text:style-name="T8">12</text:span> THEN</text:p>
            <text:p text:style-name="P9"><text:s text:c="4"/>_<text:span text:style-name="T8">depth</text:span> = <text:s/><text:span text:style-name="T8">depth</text:span></text:p>
            <text:p text:style-name="P9"><text:s text:c="2"/>ELSE</text:p>
            <text:p text:style-name="P9"><text:s text:c="4"/>throw “Unacceptable <text:span text:style-name="T8">depth</text:span>”</text:p>
            <text:p text:style-name="P9"><text:soft-page-break/><text:s text:c="2"/>END</text:p>
            <text:p text:style-name="P9">END</text:p>
            <text:p text:style-name="P9"/>
            <text:p text:style-name="P9">Set<text:span text:style-name="T8">NumDrawers</text:span>(<text:span text:style-name="T8">numDrawers</text:span>)</text:p>
            <text:p text:style-name="P9"><text:s/>IF <text:span text:style-name="T8">numDrawers</text:span> &lt;= <text:span text:style-name="T8">7</text:span> &amp;&amp; <text:span text:style-name="T8">numDrawers</text:span> &gt;= <text:span text:style-name="T8">0</text:span> THEN</text:p>
            <text:p text:style-name="P9"><text:s text:c="4"/>_<text:span text:style-name="T8">numDrawers</text:span> = <text:span text:style-name="T8">numDrawers</text:span></text:p>
            <text:p text:style-name="P9"><text:s text:c="2"/>ELSE</text:p>
            <text:p text:style-name="P9"><text:s text:c="4"/>throw “Unacceptable <text:span text:style-name="T8">number of drawers</text:span>”</text:p>
            <text:p text:style-name="P9"><text:s text:c="2"/>END</text:p>
            <text:p text:style-name="P9">END</text:p>
            <text:p text:style-name="P9"/>
            <text:p text:style-name="P9">Set<text:span text:style-name="T8">Material</text:span>(<text:span text:style-name="T8">material</text:span>)</text:p>
            <text:p text:style-name="P9"><text:s/>_<text:span text:style-name="T8">material = material</text:span></text:p>
            <text:p text:style-name="P9">END</text:p>
            <text:p text:style-name="P9"/>
            <text:p text:style-name="P20">GetSurfaceArea()</text:p>
            <text:p text:style-name="P12"><text:s text:c="2"/><text:span text:style-name="T11">return width*depth</text:span></text:p>
            <text:p text:style-name="P20">END</text:p>
          </table:table-cell>
        </table:table-row>
      </table:table>
      <text:p text:style-name="P3"/>
      <text:p text:style-name="P1"/>
      <text:p text:style-name="P3">Object 2 - DeskQuote</text:p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15">DeskQuote</text:p>
          </table:table-cell>
        </table:table-row>
        <table:table-row>
          <table:table-cell table:style-name="Table2.A2" office:value-type="string">
            <text:p text:style-name="P10">+ <text:span text:style-name="T9">newD</text:span>esk:Desk</text:p>
            <text:p text:style-name="P10">+ customerName:string</text:p>
            <text:p text:style-name="P11">- productionDays:int = 14</text:p>
            <text:p text:style-name="P11">- quoteAmmount:decimal</text:p>
            <text:p text:style-name="P11">- quoteDate:DateTime</text:p>
          </table:table-cell>
        </table:table-row>
        <table:table-row>
          <table:table-cell table:style-name="Table2.A2" office:value-type="string">
            <text:p text:style-name="P11">+ GenerateQuote(customerName:string, width:int, depth:int, numDrawers:int, material:DeskMaterialEnum, productionDays:int)</text:p>
            <text:p text:style-name="P11">+ GetAmmount()</text:p>
            <text:p text:style-name="P11">+ GetQuoteDate()</text:p>
            <text:p text:style-name="P11">+ GetProductionDays()</text:p>
            <text:p text:style-name="P11">+ IsRush()</text:p>
            <text:p text:style-name="P11">- <text:span text:style-name="T10">CalculateQuote()</text:span></text:p>
          </table:table-cell>
        </table:table-row>
      </table:table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11">GenerateQuote(customerName, width, depth, numDrawers, material, productionDays)</text:p>
            <text:p text:style-name="P11"><text:s text:c="2"/><text:span text:style-name="T10">this.customerName = customerName</text:span></text:p>
            <text:p text:style-name="P11"><text:s text:c="2"/>newDesk = new Desk(width, depth, numDrawers, material)</text:p>
            <text:p text:style-name="P11"><text:s text:c="2"/>quoteDate = DateTime.<text:span text:style-name="T10">Today</text:span>()</text:p>
            <text:p text:style-name="P13"><text:s text:c="2"/><text:span text:style-name="T10">IF </text:span>productionDays <text:span text:style-name="T10">IS 3, 5, 7, or 14 THEN</text:span></text:p>
            <text:p text:style-name="P13"><text:s text:c="4"/><text:span text:style-name="T12">this.productionDays = </text:span>productionDays</text:p>
            <text:p text:style-name="P13"><text:s text:c="2"/><text:span text:style-name="T10">ELSE</text:span></text:p>
            <text:p text:style-name="P13"><text:soft-page-break/><text:s text:c="4"/><text:span text:style-name="T10">throw “Unacceptable production days value”</text:span></text:p>
            <text:p text:style-name="P13"><text:s text:c="2"/><text:span text:style-name="T10">END</text:span></text:p>
            <text:p text:style-name="P13"><text:s text:c="2"/><text:span text:style-name="T10">CalculateQuote()</text:span></text:p>
            <text:p text:style-name="P16">END</text:p>
            <text:p text:style-name="P16"/>
            <text:p text:style-name="P16">CalculateQuote()</text:p>
            <text:p text:style-name="P17"><text:s text:c="2"/><text:span text:style-name="T11">decimal cost = 0</text:span></text:p>
            <text:p text:style-name="P17"/>
            <text:p text:style-name="P17"><text:span text:style-name="T11"><text:s text:c="2"/>int surfaceArea = newDesk.GetSurfaceArea()</text:span></text:p>
            <text:p text:style-name="P16"><text:s text:c="2"/><text:span text:style-name="T11">IF surfaceArea &lt;= 1000</text:span></text:p>
            <text:p text:style-name="P16"><text:s text:c="4"/><text:span text:style-name="T11">cost += 200</text:span></text:p>
            <text:p text:style-name="P16"><text:s text:c="2"/><text:span text:style-name="T11">ELSE</text:span></text:p>
            <text:p text:style-name="P16"><text:s text:c="4"/><text:span text:style-name="T11">cost += surfaceArea;</text:span></text:p>
            <text:p text:style-name="P16"><text:s text:c="2"/><text:span text:style-name="T11">END</text:span></text:p>
            <text:p text:style-name="P16"/>
            <text:p text:style-name="P16"><text:s text:c="2"/><text:span text:style-name="T15">cost += newDeak.GetNumDrawers() * 50</text:span></text:p>
            <text:p text:style-name="P16"/>
            <text:p text:style-name="P16"><text:s text:c="2"/><text:span text:style-name="T11">SWITCH material</text:span></text:p>
            <text:p text:style-name="P16"><text:s text:c="2"/><text:span text:style-name="T11">CASE DeskMaterialEnum.Pine</text:span></text:p>
            <text:p text:style-name="P16"><text:s text:c="5"/><text:span text:style-name="T11">cost += 50</text:span></text:p>
            <text:p text:style-name="P16"><text:s text:c="5"/><text:span text:style-name="T11">break</text:span></text:p>
            <text:p text:style-name="P17"><text:s text:c="2"/><text:span text:style-name="T11">CASE DeskMaterialEnum.Laminate</text:span></text:p>
            <text:p text:style-name="P17"><text:s text:c="5"/><text:span text:style-name="T11">cost += 100</text:span></text:p>
            <text:p text:style-name="P17"><text:s text:c="5"/><text:span text:style-name="T11">break</text:span></text:p>
            <text:p text:style-name="P17"><text:s text:c="2"/><text:span text:style-name="T11">CASE DeskMaterialEnum.Veneer</text:span></text:p>
            <text:p text:style-name="P17"><text:s text:c="5"/><text:span text:style-name="T11">cost += 125</text:span></text:p>
            <text:p text:style-name="P17"><text:s text:c="5"/><text:span text:style-name="T11">break</text:span></text:p>
            <text:p text:style-name="P17"><text:s text:c="2"/><text:span text:style-name="T11">CASE DeskMaterialEnum.Oak</text:span></text:p>
            <text:p text:style-name="P17"><text:s text:c="5"/><text:span text:style-name="T11">cost += 200</text:span></text:p>
            <text:p text:style-name="P17"><text:s text:c="5"/><text:span text:style-name="T11">break</text:span></text:p>
            <text:p text:style-name="P17"><text:s text:c="2"/><text:span text:style-name="T11">CASE DeskMaterialEnum.Rosewood</text:span></text:p>
            <text:p text:style-name="P17"><text:s text:c="5"/><text:span text:style-name="T11">cost += 300</text:span></text:p>
            <text:p text:style-name="P17"><text:s text:c="5"/><text:span text:style-name="T11">break</text:span></text:p>
            <text:p text:style-name="P17"><text:s text:c="2"/><text:span text:style-name="T11">END</text:span></text:p>
            <text:p text:style-name="P17"/>
            <text:p text:style-name="P17"><text:s text:c="2"/><text:span text:style-name="T12">IF IsRush() THEN</text:span></text:p>
            <text:p text:style-name="P17"><text:s text:c="4"/><text:span text:style-name="T12">SWITCH this.productionDays</text:span></text:p>
            <text:p text:style-name="P17"><text:s text:c="4"/><text:span text:style-name="T12">CASE 3</text:span></text:p>
            <text:p text:style-name="P19"><text:s text:c="6"/><text:span text:style-name="T13">cost += 60<text:line-break/></text:span> <text:s text:c="5"/><text:span text:style-name="T13">cost += (surfaceArea % 1000) * 10</text:span></text:p>
            <text:p text:style-name="P17"><text:s text:c="6"/><text:span text:style-name="T12">break</text:span></text:p>
            <text:p text:style-name="P19"><text:s text:c="4"/><text:span text:style-name="T12">CASE 5</text:span></text:p>
            <text:p text:style-name="P19"><text:s text:c="6"/><text:span text:style-name="T13">cost += 40<text:line-break/></text:span> <text:s text:c="5"/><text:span text:style-name="T13">cost += (surfaceArea % 1000) * 10</text:span></text:p>
            <text:p text:style-name="P18"><text:s text:c="6"/><text:span text:style-name="T12">break</text:span></text:p>
            <text:p text:style-name="P19"><text:s text:c="4"/><text:span text:style-name="T12">CASE 7</text:span></text:p>
            <text:p text:style-name="P19"><text:s text:c="6"/><text:span text:style-name="T13">cost += 30<text:line-break/></text:span><text:soft-page-break/> <text:s text:c="5"/><text:span text:style-name="T13">cost += (surfaceArea % 1000) * 5</text:span></text:p>
            <text:p text:style-name="P18"><text:s text:c="6"/><text:span text:style-name="T12">break</text:span></text:p>
            <text:p text:style-name="P17"><text:s text:c="4"/><text:span text:style-name="T12">END</text:span></text:p>
            <text:p text:style-name="P17"><text:s text:c="2"/><text:span text:style-name="T12">END</text:span></text:p>
            <text:p text:style-name="P17"/>
            <text:p text:style-name="P17"><text:s text:c="2"/><text:span text:style-name="T14">this.quoteAmmount = cost</text:span></text:p>
            <text:p text:style-name="P16">END</text:p>
            <text:p text:style-name="P16"/>
            <text:p text:style-name="P16">IsRush()</text:p>
            <text:p text:style-name="P16"><text:s text:c="2"/>IF productionDays &lt; 14</text:p>
            <text:p text:style-name="P16"><text:s text:c="4"/>return TRUE</text:p>
            <text:p text:style-name="P16"><text:s text:c="2"/>ELSE</text:p>
            <text:p text:style-name="P16"><text:s text:c="4"/>return FALSE</text:p>
            <text:p text:style-name="P16"><text:s text:c="2"/>END</text:p>
            <text:p text:style-name="P16">EN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22:27:49.441000000</meta:creation-date>
    <dc:date>2018-01-27T00:54:00.735000000</dc:date>
    <meta:editing-duration>PT21M46S</meta:editing-duration>
    <meta:editing-cycles>6</meta:editing-cycles>
    <meta:generator>LibreOffice/5.0.3.2$Windows_x86 LibreOffice_project/e5f16313668ac592c1bfb310f4390624e3dbfb75</meta:generator>
    <meta:document-statistic meta:table-count="4" meta:image-count="0" meta:object-count="0" meta:page-count="4" meta:paragraph-count="125" meta:word-count="329" meta:character-count="2707" meta:non-whitespace-character-count="2249"/>
  </office:meta>
</office:document-meta>
</file>